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Heading_20_4">
      <style:text-properties fo:language="nb" fo:country="NO"/>
    </style:style>
    <style:style style:name="P3" style:family="paragraph" style:parent-style-name="Heading_20_5">
      <style:text-properties fo:language="nb" fo:country="NO"/>
    </style:style>
    <style:style style:name="P4" style:family="paragraph" style:parent-style-name="Text_20_body">
      <style:text-properties fo:language="nb" fo:country="NO"/>
    </style:style>
    <style:style style:name="P5" style:family="paragraph" style:parent-style-name="Text_20_body">
      <style:text-properties fo:language="nb" fo:country="NO" officeooo:paragraph-rsid="0011e9cc"/>
    </style:style>
    <style:style style:name="T1" style:family="text">
      <style:text-properties fo:language="nb" fo:country="NO"/>
    </style:style>
    <style:style style:name="T2" style:family="text">
      <style:text-properties officeooo:rsid="0011e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Oppgave 4:</text:h>
      <text:h text:style-name="P2" text:outline-level="4">Gjør rede for hvordan handel og økonomiske systemer har påvirket maktforhold og menneskers liv</text:h>
      <text:p text:style-name="P1"/>
      <text:h text:style-name="P3" text:outline-level="5">Hva var årsakene til at finanskrisen skjedde i 2008, og hvilke konsekvenser fikk den?</text:h>
      <text:p text:style-name="P4"/>
      <text:p text:style-name="P5">nedgang og krise i finanssektoren i USA fra 2008. </text:p>
      <text:p text:style-name="P5">spredde seg verden over.</text:p>
      <text:p text:style-name="P5"><text:span text:style-name="T2">Førte til</text:span> en betydelig nedgang i realøkonomien.</text:p>
      <text:p text:style-name="P4">Bolig- og kredittkrise</text:p>
      <text:p text:style-name="P5">langvarig oppgangsperiode i økonomi <text:span text:style-name="T2">førte til</text:span> overdreven tro på fortsatt vekst i boligprisene.</text:p>
      <text:p text:style-name="P5"><text:span text:style-name="T2">M</text:span>ange husholdninger ble innvilget større boliglån enn de kunne betjene. </text:p>
      <text:p text:style-name="P5">Deregulering av lovverket gjorde det mulig for finansinstitusjonene å dele opp lån med dårlig sikkerhet og selge dem videre som verdipapirer til investorer i pengemarkedet. </text:p>
      <text:p text:style-name="P5">sammensatte spareprodukter var en viktig bakenforliggende årsak til krisen.</text:p>
      <text:p text:style-name="P5">Sviktende innbetalinger av lån bidro til et sammenbrudd i boligmarkedet i 2007. sterkt prisfall for første gang siden 1930-årene. </text:p>
      <text:p text:style-name="P5">Uroen i boligmarkedet utløste ubalanser som var bygget opp ved den sterke kredittveksten, ufullstendige vurderinger av risiko og uoversiktlige finansielle instrumenter. Tilliten i finansmarkedene stupte, og det ble svært vanskelig å få kreditt, også for sunne virksomheter.</text:p>
      <text:p text:style-name="P4">US<text:span text:style-name="T2">A</text:span>s største finansinstitusjoner var viktige aktører bak de sammensatte spareproduktene og led store tap. Noen gikk konkurs da de ikke ble reddet av statlige tiltak; det mest kjente eksempelet er investeringsbanken Lehman Brothers i 2008.</text:p>
      <text:p text:style-name="P4">Med tette bånd mellom verdens finansmarkeder utviklet det seg raskt en global krise. Byggenæringen stoppet opp og aksjemarkedet stupte.</text:p>
      <text:p text:style-name="P4"/>
      <text:p text:style-name="P4">Støttetiltak</text:p>
      <text:p text:style-name="P4">USAs sentralbank, Federal Reserve, gikk inn med milliardbeløp for å redde finansmarkedet og sikre fortsatt tilgang til kreditt i økonomien. Staten gikk inn som aksjonær i forsikringsselskaper og banker som samfunnet som helhet var avhengig av at overlevde.</text:p>
      <text:p text:style-name="P4">President George W. Bush og deretter Barack Obama fremla krisepakker på rundt 700 milliarder dollar hver. Bush-pakken var direkte rettet inn mot akutte behov for oppkjøp av boliglån og verdipapirer med synkende verdi og direkte støtte blant annet til bilindustrien med sine mange arbeidsplasser.</text:p>
      <text:p text:style-name="P4">Obamas pakke vinteren 2009 inneholdt også tiltak av mer tradisjonell etterspørselsstimulerende karakter, med økte offentlige utgifter i form av støtteordninger og byggeprosjekter, samt skattelette. <text:soft-page-break/>En betydelig andel av krisepakkene ble tilbakebetalt til staten eller finansierte seg selv da det offentlige solgte seg ut igjen.</text:p>
      <text:p text:style-name="P4">Federal Reserve satte i desember 2008 ned renten til mellom 0 og 0,25 prosent, det laveste nivået noensinne. I tiden som fulgte gjennomførte sentralbanken også flere tiltak under samlebetegnelsen kvantitative lettelser. Hensikten med disse var å tilføre markedet likviditet og holde rentene på langsiktige lån nede ved å kjøpe obligasjoner i det såkalte annenhåndsmarkedet.</text:p>
      <text:p text:style-name="P4"/>
      <text:p text:style-name="P4">Resesjon</text:p>
      <text:p text:style-name="P4">Krisen førte med seg en resesjon i andre halvår av 2008 og første halvår av 2009. Andelen arbeidsledige ble doblet på to år; fra fem prosent ved inngangen til 2008 til toppen på ti prosent sent i 2009.</text:p>
      <text:p text:style-name="P4">Gradvis bedret situasjonen seg, til arbeidsledigheten fem år senere hadde sunket til 5,6 prosent (desember 2014). Da regnet imidlertid analytikere med at en del langtidsledige hadde gitt opp å søke arbeid og dermed falt ut av statistikken.</text:p>
      <text:p text:style-name="P4"/>
      <text:p text:style-name="P4">Sosiale følger</text:p>
      <text:p text:style-name="P4">Finanskrisen rev med seg store verdier i form av private pensjonsfond, der det er vanlig for amerikanere å spare opp et tillegg til den offentlige alderspensjonen (Social Security). Andelen eldre i arbeid økte i årene som fulgte, fordi fondssparingen var blitt for lite verdt til at de kunne pensjonere seg.</text:p>
      <text:p text:style-name="P4">Antallet tvangsauksjoner av boliger steg kraftig fra 2007, og andelen hus i USA som var bebodd av eieren begynte å falle etter ti års oppgang. Fallet var større blant svarte og «hispanics» enn i den hvite flertallsbefolkningen, og det fortsatte selv etter at den økonomiske veksten tok seg opp fra 2009 og arbeidsledigheten begynte å synk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9:52:23.267881833</meta:creation-date>
    <dc:date>2025-01-15T19:44:30.635836072</dc:date>
    <meta:editing-duration>P30DT9H1M14S</meta:editing-duration>
    <meta:editing-cycles>2</meta:editing-cycles>
    <meta:generator>LibreOffice/24.2.1.2$MacOSX_AARCH64 LibreOffice_project/db4def46b0453cc22e2d0305797cf981b68ef5ac</meta:generator>
    <meta:document-statistic meta:table-count="0" meta:image-count="0" meta:object-count="0" meta:page-count="2" meta:paragraph-count="26" meta:word-count="585" meta:character-count="3894" meta:non-whitespace-character-count="3331"/>
  </office:meta>
</office:document-meta>
</file>